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.addLineNumber( final int lineNumb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bel.markSubroutine( final short subroutin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bel.getCanonical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addSubroutineRetSuccessors( final Label subroutineCal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bel.put( final ByteVector code , final int sourceInsnBytecodeOffset , final boolean wideReferen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bel.accept( final MethodVisitor methodVisitor , final boolean visitLineNumb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bel.get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bel.resolve( final byte [ ] code , final int bytecodeOff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abel.pushSuccessors( final Label listOfLabelsToProce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bel.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bel.addForwardReference( final int sourceInsnBytecodeOffset , final int referenceType , final int referenceHa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